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lear Sans" svg:font-family="'Clear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c310" officeooo:paragraph-rsid="0003c310"/>
    </style:style>
    <style:style style:name="P2" style:family="paragraph" style:parent-style-name="Standard">
      <style:paragraph-properties fo:text-align="center" style:justify-single-word="false"/>
      <style:text-properties fo:font-size="16pt" officeooo:rsid="0003c310" officeooo:paragraph-rsid="0003c310" style:font-size-asian="16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color="#158466" officeooo:paragraph-rsid="0003c310"/>
    </style:style>
    <style:style style:name="P4" style:family="paragraph" style:parent-style-name="Standard" style:list-style-name="L1">
      <style:paragraph-properties fo:text-align="start" style:justify-single-word="false"/>
      <style:text-properties fo:color="#158466" fo:font-size="12pt" officeooo:paragraph-rsid="0003c310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ff0000" officeooo:paragraph-rsid="0003c310"/>
    </style:style>
    <style:style style:name="P6" style:family="paragraph" style:parent-style-name="Standard" style:list-style-name="L2">
      <style:paragraph-properties fo:text-align="start" style:justify-single-word="false"/>
      <style:text-properties fo:color="#ff0000" fo:language="cs" fo:country="CZ" officeooo:rsid="0005e71f" officeooo:paragraph-rsid="0005e71f" fo:background-color="transparent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fo:language="cs" fo:country="CZ" officeooo:rsid="000686a4" officeooo:paragraph-rsid="000686a4" fo:background-color="transparent"/>
    </style:style>
    <style:style style:name="P8" style:family="paragraph" style:parent-style-name="Standard">
      <style:paragraph-properties fo:text-align="start" style:justify-single-word="false"/>
      <style:text-properties fo:color="#ff0000" fo:language="cs" fo:country="CZ" officeooo:rsid="000686a4" officeooo:paragraph-rsid="000686a4" fo:background-color="transparent"/>
    </style:style>
    <style:style style:name="P9" style:family="paragraph" style:parent-style-name="Standard" style:list-style-name="L2">
      <style:paragraph-properties fo:text-align="start" style:justify-single-word="false"/>
      <style:text-properties fo:color="#ff0000" officeooo:paragraph-rsid="0005e71f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fo:language="en" fo:country="US" officeooo:rsid="00044479" officeooo:paragraph-rsid="00044479"/>
    </style:style>
    <style:style style:name="P11" style:family="paragraph" style:parent-style-name="Standard" style:list-style-name="L2">
      <style:paragraph-properties fo:text-align="start" style:justify-single-word="false"/>
      <style:text-properties fo:color="#ea7500" fo:language="cs" fo:country="CZ" officeooo:rsid="000686a4" officeooo:paragraph-rsid="000686a4" fo:background-color="transparent"/>
    </style:style>
    <style:style style:name="P12" style:family="paragraph" style:parent-style-name="Text_20_body">
      <style:paragraph-properties fo:margin-left="0cm" fo:margin-right="0cm" fo:margin-top="0cm" fo:margin-bottom="0.159cm" loext:contextual-spacing="false" fo:line-height="140%" fo:text-align="start" style:justify-single-word="false" fo:orphans="2" fo:widows="2" fo:text-indent="0cm" style:auto-text-indent="false" fo:padding="0cm" fo:border="none"/>
      <style:text-properties fo:color="#000000" fo:language="cs" fo:country="CZ" officeooo:rsid="0005e71f"/>
    </style:style>
    <style:style style:name="T1" style:family="text">
      <style:text-properties officeooo:rsid="0003c310"/>
    </style:style>
    <style:style style:name="T2" style:family="text">
      <style:text-properties fo:font-variant="normal" fo:text-transform="none" style:font-name="Clear Sans" fo:font-size="11.25pt" fo:letter-spacing="normal" fo:font-style="normal" fo:font-weight="normal"/>
    </style:style>
    <style:style style:name="T3" style:family="text">
      <style:text-properties fo:font-variant="normal" fo:text-transform="none" style:font-name="Clear Sans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style:font-name="Clear Sans" fo:font-size="11.25pt" fo:letter-spacing="normal" fo:font-style="normal" fo:font-weight="normal" style:font-weight-asian="normal" style:font-weight-complex="normal" loext:padding="0cm" loext:border="none"/>
    </style:style>
    <style:style style:name="T5" style:family="text">
      <style:text-properties fo:font-variant="normal" fo:text-transform="none" style:font-name="Clear Sans" fo:font-size="11.25pt" fo:letter-spacing="normal" fo:font-style="normal" fo:font-weight="bold" loext:padding="0cm" loext:border="none"/>
    </style:style>
    <style:style style:name="T6" style:family="text">
      <style:text-properties fo:font-variant="normal" fo:text-transform="none" style:font-name="Clear Sans" fo:font-size="11.25pt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font-variant="normal" fo:text-transform="none" fo:color="#ff0000" style:font-name="Clear Sans" fo:font-size="11.25pt" fo:letter-spacing="normal" fo:font-style="normal" fo:font-weight="normal"/>
    </style:style>
    <style:style style:name="T8" style:family="text">
      <style:text-properties fo:language="cs" fo:country="CZ" officeooo:rsid="0005e7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ndotlivé body pro splnění semestrální práce s arduino uno</text:p>
      <text:p text:style-name="P1"/>
      <text:p text:style-name="P1">HARDWARE:</text:p>
      <text:list xml:id="list3693386683" text:style-name="L1">
        <text:list-item>
          <text:p text:style-name="P4"><text:span text:style-name="T1">musí obsahovat vypínač pro motory</text:span></text:p>
        </text:list-item>
        <text:list-item>
          <text:p text:style-name="P3"><text:span text:style-name="T2">Robot se musí být schopen pohybovat BEZ externího napájení, tedy při napájení pouze z palubních baterií (motory musí být napájeny 4xAA bateriemi, Arduino pak 1x9V baterií)</text:span> </text:p>
        </text:list-item>
        <text:list-item>
          <text:p text:style-name="P3"><text:span text:style-name="T7">Robot musí být vybaven pouze jediným ultrazvukovým senzorem, který bude nasazen na otočném servomotoru.</text:span> </text:p>
        </text:list-item>
        <text:list-item>
          <text:p text:style-name="P5"><text:span text:style-name="T2">Robot musí být vybaven minimálně jednou LED diodou, která bude signalizovat jaký režim robota je zapnutý (jak to bude signalizovat je již na vás)</text:span> </text:p>
        </text:list-item>
      </text:list>
      <text:p text:style-name="P10">SOFTWARE: </text:p>
      <text:list xml:id="list453023918" text:style-name="L2">
        <text:list-item>
          <text:p text:style-name="P6">Je nutno propojit jednotlivé operace nutné pro pohyb vozidla, jako seřízení jednotlivých intervalů pro nejoptimálnější pohyb.</text:p>
        </text:list-item>
        <text:list-item>
          <text:p text:style-name="P9"><text:span text:style-name="T8">Nadále jsou nutné režimy vozidla </text:span><text:span text:style-name="T4">jedu a výhýbám se překážkám" a "stojím, ale jsem ostražitý" </text:span></text:p>
        </text:list-item>
        <text:list-item>
          <text:p text:style-name="P7"><text:span text:style-name="T4">Otáčení na místě</text:span></text:p>
        </text:list-item>
        <text:list-item>
          <text:p text:style-name="P7"><text:span text:style-name="T4">Nesmí narazit do překážky. </text:span></text:p>
        </text:list-item>
        <text:list-item>
          <text:p text:style-name="P11"><text:span text:style-name="T4">Nesmí se dostat tak blízko aby se sám nemohl vyhnout</text:span></text:p>
        </text:list-item>
      </text:list>
      <text:p text:style-name="P8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lear Sans" svg:font-family="'Clear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3:54:37.595000000</meta:creation-date>
    <dc:date>2020-11-03T16:00:05.159000000</dc:date>
    <meta:editing-duration>PT3M46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2" meta:word-count="137" meta:character-count="855" meta:non-whitespace-character-count="733"/>
  </office:meta>
</office:document-meta>
</file>